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.9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99cm"/>
    </style:style>
    <style:style style:name="gr9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8pt"/>
    </style:style>
    <style:style style:name="P3" style:family="paragraph">
      <style:text-properties fo:color="#808080" fo:font-family="'Times New Roman'" style:font-family-generic="roman" style:font-pitch="variable" fo:font-size="18pt"/>
    </style:style>
    <style:style style:name="P4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18pt"/>
    </style:style>
    <style:style style:name="T2" style:family="text">
      <style:text-properties fo:color="#808080" fo:font-family="'Times New Roman'" style:font-family-generic="roman" style:font-pitch="variabl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ircle draw:style-name="gr1" draw:text-style-name="P1" draw:id="id9" draw:layer="layout" svg:width="1.895cm" svg:height="1.895cm" svg:x="0cm" svg:y="3.505cm">
          <text:p/>
        </draw:circle>
        <draw:circle draw:style-name="gr1" draw:text-style-name="P1" draw:id="id6" draw:layer="layout" svg:width="1.895cm" svg:height="1.895cm" svg:x="17.605cm" svg:y="1.005cm">
          <text:p/>
        </draw:circle>
        <draw:rect draw:style-name="gr2" draw:text-style-name="P1" draw:id="id2" draw:layer="layout" svg:width="1.5cm" svg:height="1.5cm" svg:x="8cm" svg:y="2.4cm">
          <text:p/>
        </draw:rect>
        <draw:rect draw:style-name="gr2" draw:text-style-name="P1" draw:id="id1" draw:layer="layout" svg:width="1.5cm" svg:height="1.5cm" svg:x="8cm" svg:y="5.4cm">
          <text:p/>
        </draw:rect>
        <draw:circle draw:style-name="gr1" draw:text-style-name="P1" draw:id="id8" draw:layer="layout" svg:width="1.895cm" svg:height="1.895cm" svg:x="20.605cm" svg:y="10.005cm">
          <text:p/>
        </draw:circle>
        <draw:connector draw:style-name="gr3" draw:text-style-name="P1" draw:layer="layout" draw:type="curve" draw:line-skew="0.481cm -1.499cm -0.774cm" svg:x1="8.75cm" svg:y1="6.9cm" svg:x2="8.75cm" svg:y2="2.4cm" draw:start-shape="id1" draw:start-glue-point="2" draw:end-shape="id2" draw:end-glue-point="0" svg:d="m8750 6900c0 1473-2750 982-2750-2396s2750-4016 2750-2104">
          <text:p/>
        </draw:connector>
        <draw:connector draw:style-name="gr3" draw:text-style-name="P1" draw:layer="layout" draw:type="curve" svg:x1="15.75cm" svg:y1="9.4cm" svg:x2="10.25cm" svg:y2="2.4cm" draw:start-shape="id3" draw:start-glue-point="0" draw:end-shape="id4" draw:end-glue-point="0" svg:d="m15750 9400c0-11251-5500-7751-5500-7000">
          <text:p/>
        </draw:connector>
        <draw:rect draw:style-name="gr2" draw:text-style-name="P1" draw:id="id4" draw:layer="layout" svg:width="1.5cm" svg:height="1.5cm" svg:x="9.5cm" svg:y="2.4cm">
          <text:p/>
        </draw:rect>
        <draw:rect draw:style-name="gr2" draw:text-style-name="P1" draw:id="id7" draw:layer="layout" svg:width="1.5cm" svg:height="1.5cm" svg:x="13.5cm" svg:y="9.4cm">
          <text:p/>
        </draw:rect>
        <draw:rect draw:style-name="gr2" draw:text-style-name="P1" draw:id="id5" draw:layer="layout" svg:width="1.5cm" svg:height="1.5cm" svg:x="9.5cm" svg:y="5.4cm">
          <text:p/>
        </draw:rect>
        <draw:rect draw:style-name="gr2" draw:text-style-name="P1" draw:id="id3" draw:layer="layout" svg:width="1.5cm" svg:height="1.5cm" svg:x="15cm" svg:y="9.4cm">
          <text:p/>
        </draw:rect>
        <draw:connector draw:style-name="gr3" draw:text-style-name="P1" draw:layer="layout" draw:type="line" svg:x1="8.75cm" svg:y1="3.9cm" svg:x2="8.75cm" svg:y2="5.4cm" draw:start-shape="id2" draw:start-glue-point="2" draw:end-shape="id1" draw:end-glue-point="0" svg:d="m8750 3900v1500">
          <text:p/>
        </draw:connector>
        <draw:connector draw:style-name="gr3" draw:text-style-name="P1" draw:layer="layout" draw:type="line" svg:x1="10.25cm" svg:y1="3.9cm" svg:x2="10.25cm" svg:y2="5.4cm" draw:start-shape="id4" draw:start-glue-point="2" draw:end-shape="id5" draw:end-glue-point="0" svg:d="m10250 3900v1500">
          <text:p/>
        </draw:connector>
        <draw:connector draw:style-name="gr3" draw:text-style-name="P1" draw:layer="layout" draw:type="curve" draw:line-skew="2.174cm" svg:x1="10.25cm" svg:y1="6.9cm" svg:x2="15.75cm" svg:y2="10.9cm" draw:start-shape="id5" draw:start-glue-point="2" draw:end-shape="id3" draw:end-glue-point="2" svg:d="m10250 6900c0 10012 5500 8012 5500 4000">
          <text:p/>
        </draw:connector>
        <draw:connector draw:style-name="gr3" draw:text-style-name="P1" draw:layer="layout" draw:type="line" svg:x1="17.605cm" svg:y1="1.952cm" svg:x2="11cm" svg:y2="3.15cm" draw:start-shape="id6" draw:start-glue-point="3" draw:end-shape="id4" draw:end-glue-point="1" svg:d="m17605 1952-6605 1198">
          <text:p/>
        </draw:connector>
        <draw:connector draw:style-name="gr3" draw:text-style-name="P1" draw:layer="layout" draw:type="curve" draw:line-skew="0.474cm -0.999cm -0.705cm" svg:x1="14.25cm" svg:y1="10.9cm" svg:x2="14.25cm" svg:y2="9.4cm" draw:start-shape="id7" draw:start-glue-point="2" draw:end-shape="id7" draw:end-glue-point="0" svg:d="m14250 10900c0 1462-2250 975-2250-865s2250-2444 2250-635">
          <text:p/>
        </draw:connector>
        <draw:connector draw:style-name="gr3" draw:text-style-name="P1" draw:layer="layout" draw:type="line" svg:x1="20.605cm" svg:y1="10.952cm" svg:x2="16.5cm" svg:y2="10.15cm" draw:start-shape="id8" draw:start-glue-point="3" draw:end-shape="id3" draw:end-glue-point="1" svg:d="m20605 10952-4105-802">
          <text:p/>
        </draw:connector>
        <draw:connector draw:style-name="gr3" draw:text-style-name="P1" draw:layer="layout" draw:type="line" svg:x1="1.895cm" svg:y1="4.452cm" svg:x2="8cm" svg:y2="3.15cm" draw:start-shape="id9" draw:start-glue-point="1" draw:end-shape="id2" draw:end-glue-point="3" svg:d="m1895 4452 6105-1302">
          <text:p/>
        </draw:connector>
        <draw:frame draw:style-name="gr4" draw:text-style-name="P2" draw:layer="layout" svg:width="2cm" svg:height="1cm" svg:x="3.5cm" svg:y="3cm">
          <draw:text-box>
            <text:p><text:span text:style-name="T1">out</text:span></text:p>
          </draw:text-box>
        </draw:frame>
        <draw:frame draw:style-name="gr5" draw:text-style-name="P2" draw:layer="layout" svg:width="2.551cm" svg:height="1.5cm" svg:x="6.318cm" svg:y="4cm">
          <draw:text-box>
            <text:p><text:span text:style-name="T1">outNext</text:span></text:p>
          </draw:text-box>
        </draw:frame>
        <draw:frame draw:style-name="gr6" draw:text-style-name="P2" draw:layer="layout" svg:width="2.551cm" svg:height="1cm" svg:x="4.5cm" svg:y="0.9cm">
          <draw:text-box>
            <text:p><text:span text:style-name="T1">outNext</text:span></text:p>
          </draw:text-box>
        </draw:frame>
        <draw:frame draw:style-name="gr7" draw:text-style-name="P2" draw:layer="layout" svg:width="0.997cm" svg:height="0.971cm" svg:x="15.007cm" svg:y="1.4cm">
          <draw:text-box>
            <text:p><text:span text:style-name="T1">in</text:span></text:p>
          </draw:text-box>
        </draw:frame>
        <draw:frame draw:style-name="gr8" draw:text-style-name="P2" draw:layer="layout" svg:width="1.499cm" svg:height="0.971cm" svg:x="18.001cm" svg:y="9.6cm">
          <draw:text-box>
            <text:p><text:span text:style-name="T1">out</text:span></text:p>
          </draw:text-box>
        </draw:frame>
        <draw:frame draw:style-name="gr6" draw:text-style-name="P2" draw:layer="layout" svg:width="2.551cm" svg:height="1cm" svg:x="11.818cm" svg:y="7.4cm">
          <draw:text-box>
            <text:p><text:span text:style-name="T1">outNext</text:span></text:p>
          </draw:text-box>
        </draw:frame>
        <draw:frame draw:style-name="gr6" draw:text-style-name="P2" draw:layer="layout" svg:width="2.233cm" svg:height="1cm" svg:x="12.267cm" svg:y="14.5cm">
          <draw:text-box>
            <text:p><text:span text:style-name="T1">inNext</text:span></text:p>
          </draw:text-box>
        </draw:frame>
        <draw:frame draw:style-name="gr6" draw:text-style-name="P2" draw:layer="layout" svg:width="2.233cm" svg:height="1cm" svg:x="11.507cm" svg:y="0cm">
          <draw:text-box>
            <text:p><text:span text:style-name="T1">inNext</text:span></text:p>
          </draw:text-box>
        </draw:frame>
        <draw:frame draw:style-name="gr6" draw:text-style-name="P2" draw:layer="layout" svg:width="2.233cm" svg:height="1cm" svg:x="10.107cm" svg:y="4cm">
          <draw:text-box>
            <text:p><text:span text:style-name="T1">inNext</text:span></text:p>
          </draw:text-box>
        </draw:frame>
        <draw:line draw:style-name="gr9" draw:text-style-name="P1" draw:layer="layout" svg:x1="8.8cm" svg:y1="6.4cm" svg:x2="1.7cm" svg:y2="4.9cm">
          <text:p/>
        </draw:line>
        <draw:line draw:style-name="gr9" draw:text-style-name="P1" draw:layer="layout" svg:x1="9.2cm" svg:y1="3.2cm" svg:x2="1.8cm" svg:y2="4.7cm">
          <text:p/>
        </draw:line>
        <draw:line draw:style-name="gr9" draw:text-style-name="P1" draw:layer="layout" svg:x1="9.8cm" svg:y1="3.8cm" svg:x2="17.8cm" svg:y2="2.3cm">
          <text:p/>
        </draw:line>
        <draw:line draw:style-name="gr9" draw:text-style-name="P1" draw:layer="layout" svg:x1="9.7cm" svg:y1="6.2cm" svg:x2="17.9cm" svg:y2="2.5cm">
          <text:p/>
        </draw:line>
        <draw:line draw:style-name="gr9" draw:text-style-name="P1" draw:layer="layout" svg:x1="15.7cm" svg:y1="10.3cm" svg:x2="20.7cm" svg:y2="11.3cm">
          <text:p/>
        </draw:line>
        <draw:rect draw:style-name="gr10" draw:text-style-name="P1" draw:layer="layout" svg:width="3cm" svg:height="1.5cm" svg:x="13.5cm" svg:y="9.4cm">
          <text:p/>
        </draw:rect>
        <draw:rect draw:style-name="gr10" draw:text-style-name="P1" draw:layer="layout" svg:width="3cm" svg:height="1.5cm" svg:x="8cm" svg:y="5.4cm">
          <text:p/>
        </draw:rect>
        <draw:rect draw:style-name="gr10" draw:text-style-name="P1" draw:layer="layout" svg:width="3cm" svg:height="1.5cm" svg:x="8cm" svg:y="2.4cm">
          <text:p/>
        </draw:rect>
        <draw:frame draw:style-name="gr4" draw:text-style-name="P3" draw:layer="layout" svg:width="2cm" svg:height="1cm" svg:x="2.9cm" svg:y="4.3cm">
          <draw:text-box>
            <text:p><text:span text:style-name="T2">src</text:span></text:p>
          </draw:text-box>
        </draw:frame>
        <draw:frame draw:style-name="gr4" draw:text-style-name="P3" draw:layer="layout" svg:width="2cm" svg:height="1cm" svg:x="17.5cm" svg:y="10.7cm">
          <draw:text-box>
            <text:p><text:span text:style-name="T2">src</text:span></text:p>
          </draw:text-box>
        </draw:frame>
        <draw:line draw:style-name="gr9" draw:text-style-name="P1" draw:layer="layout" svg:x1="16.5cm" svg:y1="9.9cm" svg:x2="17.9cm" svg:y2="2.5cm">
          <text:p/>
        </draw:line>
        <draw:frame draw:style-name="gr4" draw:text-style-name="P3" draw:layer="layout" svg:width="2cm" svg:height="1cm" svg:x="16.5cm" svg:y="2.9cm">
          <draw:text-box>
            <text:p><text:span text:style-name="T2">tgt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259cm" svg:x="1cm" svg:y="3.143cm" draw:page-number="1"/>
      <draw:page-thumbnail draw:layer="backgroundobjects" svg:width="8.999cm" svg:height="6.259cm" svg:x="1cm" svg:y="11.719cm"/>
      <draw:page-thumbnail draw:layer="backgroundobjects" svg:width="8.999cm" svg:height="6.259cm" svg:x="1cm" svg:y="20.295cm"/>
      <draw:page-thumbnail draw:layer="backgroundobjects" svg:width="8.999cm" svg:height="6.259cm" svg:x="11cm" svg:y="3.143cm"/>
      <draw:page-thumbnail draw:layer="backgroundobjects" svg:width="8.999cm" svg:height="6.259cm" svg:x="11cm" svg:y="11.719cm"/>
      <draw:page-thumbnail draw:layer="backgroundobjects" svg:width="8.999cm" svg:height="6.259cm" svg:x="11cm" svg:y="20.29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3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0H26M24S</meta:editing-duration>
    <meta:editing-cycles>40</meta:editing-cycles>
    <dc:date>2011-01-23T19:15:55.69</dc:date>
    <meta:generator>OpenOffice.org/3.2$Win32 OpenOffice.org_project/320m18$Build-9502</meta:generator>
    <meta:document-statistic meta:object-count="216"/>
  </office:meta>
</office:document-meta>
</file>